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36pt"/>
    </style:style>
    <style:style style:name="ro1" style:family="table-row">
      <style:table-row-properties style:row-height="33.7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Nominal</text:p>
          </table:table-cell>
          <table:covered-table-cell/>
          <table:table-cell/>
          <table:table-cell office:value-type="string" calcext:value-type="string" table:number-columns-spanned="2" table:number-rows-spanned="1">
            <text:p>Flip LR</text:p>
          </table:table-cell>
          <table:covered-table-cell/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2">
            <text:p>0 de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2">
          <table:covered-table-cell/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1" table:number-rows-spanned="2">
            <text:p>90 de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1" table:number-rows-spanned="2">
            <text:p>180 deg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1" table:number-rows-spanned="2">
            <text:p>270 de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3:16:09.720492267</meta:creation-date>
    <dc:date>2016-12-02T13:22:30.258989733</dc:date>
    <meta:editing-duration>PT6M21S</meta:editing-duration>
    <meta:editing-cycles>1</meta:editing-cycles>
    <meta:generator>LibreOffice/5.1.4.2$Linux_X86_64 LibreOffice_project/10m0$Build-2</meta:generator>
    <meta:document-statistic meta:table-count="1" meta:cell-count="30" meta:object-count="0"/>
  </office:meta>
</office:document-meta>
</file>